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6pt" style:font-size-asian="6pt" style:font-size-complex="6pt"/>
    </style:style>
    <style:style style:name="P2" style:parent-style-name="Normal" style:family="paragraph">
      <style:text-properties fo:font-size="6pt" style:font-size-asian="6pt" style:font-size-complex="6pt"/>
    </style:style>
    <style:style style:name="P3" style:parent-style-name="Normal" style:family="paragraph">
      <style:text-properties fo:font-size="6pt" style:font-size-asian="6pt" style:font-size-complex="6pt"/>
    </style:style>
    <style:style style:name="P4" style:parent-style-name="Normal" style:family="paragraph">
      <style:text-properties fo:font-size="6pt" style:font-size-asian="6pt" style:font-size-complex="6pt"/>
    </style:style>
    <style:style style:name="P5" style:parent-style-name="Normal" style:family="paragraph">
      <style:text-properties fo:font-size="6pt" style:font-size-asian="6pt" style:font-size-complex="6pt"/>
    </style:style>
    <style:style style:name="P6" style:parent-style-name="Normal" style:family="paragraph">
      <style:text-properties fo:font-size="6pt" style:font-size-asian="6pt" style:font-size-complex="6pt"/>
    </style:style>
    <style:style style:name="P7" style:parent-style-name="Normal" style:family="paragraph">
      <style:text-properties fo:font-size="6pt" style:font-size-asian="6pt" style:font-size-complex="6pt"/>
    </style:style>
    <style:style style:name="P8" style:parent-style-name="Normal" style:family="paragraph">
      <style:text-properties fo:font-size="6pt" style:font-size-asian="6pt" style:font-size-complex="6pt"/>
    </style:style>
    <style:style style:name="P9" style:parent-style-name="Normal" style:family="paragraph">
      <style:text-properties fo:font-size="6pt" style:font-size-asian="6pt" style:font-size-complex="6pt"/>
    </style:style>
    <style:style style:name="P10" style:parent-style-name="Normal" style:family="paragraph">
      <style:text-properties fo:font-size="6pt" style:font-size-asian="6pt" style:font-size-complex="6pt"/>
    </style:style>
    <style:style style:name="P11" style:parent-style-name="Normal" style:family="paragraph">
      <style:text-properties fo:font-size="6pt" style:font-size-asian="6pt" style:font-size-complex="6pt"/>
    </style:style>
    <style:style style:name="P12" style:parent-style-name="Normal" style:family="paragraph">
      <style:text-properties fo:font-size="6pt" style:font-size-asian="6pt" style:font-size-complex="6pt"/>
    </style:style>
    <style:style style:name="P13" style:parent-style-name="Normal" style:family="paragraph">
      <style:text-properties fo:font-size="6pt" style:font-size-asian="6pt" style:font-size-complex="6pt"/>
    </style:style>
    <style:style style:name="P14" style:parent-style-name="Normal" style:family="paragraph">
      <style:text-properties fo:font-size="6pt" style:font-size-asian="6pt" style:font-size-complex="6pt"/>
    </style:style>
    <style:style style:name="P15" style:parent-style-name="Normal" style:family="paragraph">
      <style:text-properties fo:font-size="6pt" style:font-size-asian="6pt" style:font-size-complex="6pt"/>
    </style:style>
    <style:style style:name="P16" style:parent-style-name="Normal" style:family="paragraph">
      <style:text-properties fo:font-size="6pt" style:font-size-asian="6pt" style:font-size-complex="6pt"/>
    </style:style>
    <style:style style:name="P17" style:parent-style-name="Normal" style:family="paragraph">
      <style:text-properties fo:font-size="6pt" style:font-size-asian="6pt" style:font-size-complex="6pt"/>
    </style:style>
    <style:style style:name="P18" style:parent-style-name="Normal" style:family="paragraph">
      <style:text-properties fo:font-size="6pt" style:font-size-asian="6pt" style:font-size-complex="6pt"/>
    </style:style>
    <style:style style:name="P19" style:parent-style-name="Normal" style:family="paragraph">
      <style:text-properties fo:font-size="6pt" style:font-size-asian="6pt" style:font-size-complex="6pt"/>
    </style:style>
    <style:style style:name="P20" style:parent-style-name="Normal" style:family="paragraph">
      <style:text-properties fo:font-size="6pt" style:font-size-asian="6pt" style:font-size-complex="6pt"/>
    </style:style>
    <style:style style:name="P21" style:parent-style-name="Normal" style:family="paragraph">
      <style:text-properties fo:font-size="6pt" style:font-size-asian="6pt" style:font-size-complex="6pt"/>
    </style:style>
    <style:style style:name="P22" style:parent-style-name="Normal" style:family="paragraph">
      <style:text-properties fo:font-size="6pt" style:font-size-asian="6pt" style:font-size-complex="6pt"/>
    </style:style>
    <style:style style:name="P23" style:parent-style-name="Normal" style:family="paragraph">
      <style:text-properties fo:font-size="6pt" style:font-size-asian="6pt" style:font-size-complex="6pt"/>
    </style:style>
    <style:style style:name="P24" style:parent-style-name="Normal" style:family="paragraph">
      <style:text-properties fo:font-size="6pt" style:font-size-asian="6pt" style:font-size-complex="6pt"/>
    </style:style>
    <style:style style:name="P25" style:parent-style-name="Normal" style:family="paragraph">
      <style:text-properties fo:font-size="6pt" style:font-size-asian="6pt" style:font-size-complex="6pt"/>
    </style:style>
    <style:style style:name="P26" style:parent-style-name="Normal" style:family="paragraph">
      <style:text-properties fo:font-size="6pt" style:font-size-asian="6pt" style:font-size-complex="6pt"/>
    </style:style>
    <style:style style:name="P27" style:parent-style-name="Normal" style:family="paragraph">
      <style:text-properties fo:font-size="6pt" style:font-size-asian="6pt" style:font-size-complex="6pt"/>
    </style:style>
    <style:style style:name="P28" style:parent-style-name="Normal" style:family="paragraph">
      <style:text-properties fo:font-size="6pt" style:font-size-asian="6pt" style:font-size-complex="6pt"/>
    </style:style>
    <style:style style:name="P29" style:parent-style-name="Normal" style:family="paragraph">
      <style:text-properties fo:font-size="6pt" style:font-size-asian="6pt" style:font-size-complex="6pt"/>
    </style:style>
    <style:style style:name="P30" style:parent-style-name="Normal" style:family="paragraph">
      <style:text-properties fo:font-size="6pt" style:font-size-asian="6pt" style:font-size-complex="6pt"/>
    </style:style>
    <style:style style:name="P31" style:parent-style-name="Normal" style:family="paragraph">
      <style:text-properties fo:font-size="6pt" style:font-size-asian="6pt" style:font-size-complex="6pt"/>
    </style:style>
    <style:style style:name="P32" style:parent-style-name="Normal" style:family="paragraph">
      <style:text-properties fo:font-size="6pt" style:font-size-asian="6pt" style:font-size-complex="6pt"/>
    </style:style>
    <style:style style:name="P33" style:parent-style-name="Normal" style:family="paragraph">
      <style:text-properties fo:font-size="6pt" style:font-size-asian="6pt" style:font-size-complex="6pt"/>
    </style:style>
    <style:style style:name="P34" style:parent-style-name="Normal" style:family="paragraph">
      <style:text-properties fo:font-size="6pt" style:font-size-asian="6pt" style:font-size-complex="6pt"/>
    </style:style>
    <style:style style:name="P35" style:parent-style-name="Normal" style:family="paragraph">
      <style:text-properties fo:font-size="6pt" style:font-size-asian="6pt" style:font-size-complex="6pt"/>
    </style:style>
    <style:style style:name="P36" style:parent-style-name="Normal" style:family="paragraph">
      <style:text-properties fo:font-size="6pt" style:font-size-asian="6pt" style:font-size-complex="6pt"/>
    </style:style>
    <style:style style:name="P37" style:parent-style-name="Normal" style:family="paragraph">
      <style:text-properties fo:font-size="6pt" style:font-size-asian="6pt" style:font-size-complex="6pt"/>
    </style:style>
    <style:style style:name="P38" style:parent-style-name="Normal" style:family="paragraph">
      <style:text-properties fo:font-size="6pt" style:font-size-asian="6pt" style:font-size-complex="6pt"/>
    </style:style>
    <style:style style:name="T39" style:parent-style-name="DefaultParagraphFont" style:family="text">
      <style:text-properties fo:font-size="6pt" style:font-size-asian="6pt" style:font-size-complex="6pt"/>
    </style:style>
  </office:automatic-styles>
  <office:body>
    <office:text text:use-soft-page-breaks="true">
      <text:p text:style-name="P1">&lt;!DOCTYPE html&gt;</text:p>
      <text:p text:style-name="P2">&lt;html lang="de"&gt;</text:p>
      <text:p text:style-name="P3">&lt;head&gt;</text:p>
      <text:p text:style-name="P4"><text:s text:c="2"/>&lt;meta charset="UTF-8"&gt;</text:p>
      <text:p text:style-name="P5"><text:s text:c="2"/>&lt;meta name="viewport" content="width=device-width, initial-scale=1.0"&gt;</text:p>
      <text:p text:style-name="P6"><text:s text:c="2"/>&lt;title&gt;Adventskalender&lt;/title&gt;</text:p>
      <text:p text:style-name="P7"><text:s text:c="2"/>&lt;link rel="stylesheet" href="styles.css"&gt;</text:p>
      <text:p text:style-name="P8">&lt;/head&gt;</text:p>
      <text:p text:style-name="P9">&lt;body&gt;</text:p>
      <text:p text:style-name="P10"><text:s text:c="2"/>&lt;div id="calendar"&gt;</text:p>
      <text:p text:style-name="P11"><text:s text:c="4"/>&lt;div class="door" data-day="1"&gt;1&lt;/div&gt;</text:p>
      <text:p text:style-name="P12"><text:s text:c="4"/>&lt;div class="door" data-day="2"&gt;2&lt;/div&gt;</text:p>
      <text:p text:style-name="P13"><text:s text:c="4"/>&lt;div class="door" data-day="3"&gt;3&lt;/div&gt;</text:p>
      <text:p text:style-name="P14"><text:s text:c="4"/>&lt;div class="door" data-day="4"&gt;4&lt;/div&gt;</text:p>
      <text:p text:style-name="P15"><text:s text:c="4"/>&lt;div class="door" data-day="5"&gt;5&lt;/div&gt;</text:p>
      <text:p text:style-name="P16"><text:s text:c="4"/>&lt;div class="door" data-day="6"&gt;6&lt;/div&gt;</text:p>
      <text:p text:style-name="P17"><text:s text:c="4"/>&lt;div class="door" data-day="7"&gt;7&lt;/div&gt;</text:p>
      <text:p text:style-name="P18"><text:s text:c="4"/>&lt;div class="door" data-day="8"&gt;8&lt;/div&gt;</text:p>
      <text:p text:style-name="P19"><text:s text:c="4"/>&lt;div class="door" data-day="9"&gt;9&lt;/div&gt;</text:p>
      <text:p text:style-name="P20"><text:s text:c="4"/>&lt;div class="door" data-day="10"&gt;10&lt;/div&gt;</text:p>
      <text:p text:style-name="P21"><text:s text:c="4"/>&lt;div class="door" data-day="11"&gt;11&lt;/div&gt;</text:p>
      <text:p text:style-name="P22"><text:s text:c="4"/>&lt;div class="door" data-day="12"&gt;12&lt;/div&gt;</text:p>
      <text:p text:style-name="P23"><text:s text:c="4"/>&lt;div class="door" data-day="13"&gt;13&lt;/div&gt;</text:p>
      <text:p text:style-name="P24"><text:s text:c="4"/>&lt;div class="door" data-day="14"&gt;14&lt;/div&gt;</text:p>
      <text:p text:style-name="P25"><text:s text:c="4"/>&lt;div class="door" data-day="15"&gt;15&lt;/div&gt;</text:p>
      <text:p text:style-name="P26"><text:s text:c="4"/>&lt;div class="door" data-day="16"&gt;16&lt;/div&gt;</text:p>
      <text:p text:style-name="P27"><text:s text:c="4"/>&lt;div class="door" data-day="17"&gt;17&lt;/div&gt;</text:p>
      <text:p text:style-name="P28"><text:s text:c="4"/>&lt;div class="door" data-day="18"&gt;18&lt;/div&gt;</text:p>
      <text:p text:style-name="P29"><text:s text:c="4"/>&lt;div class="door" data-day="19"&gt;19&lt;/div&gt;</text:p>
      <text:p text:style-name="P30"><text:s text:c="4"/>&lt;div class="door" data-day="20"&gt;20&lt;/div&gt;</text:p>
      <text:p text:style-name="P31"><text:s text:c="4"/>&lt;div class="door" data-day="21"&gt;21&lt;/div&gt;</text:p>
      <text:p text:style-name="P32"><text:s text:c="4"/>&lt;div class="door" data-day="22"&gt;22&lt;/div&gt;</text:p>
      <text:p text:style-name="P33"><text:s text:c="4"/>&lt;div class="door" data-day="23"&gt;23&lt;/div&gt;</text:p>
      <text:p text:style-name="P34"><text:s text:c="4"/>&lt;div class="door" data-day="24"&gt;24&lt;/div&gt;</text:p>
      <text:p text:style-name="P35"><text:s text:c="2"/>&lt;/div&gt;</text:p>
      <text:p text:style-name="P36"/>
      <text:p text:style-name="P37"><text:s text:c="2"/>&lt;script src="script.js"&gt;&lt;/script&gt;</text:p>
      <text:p text:style-name="P38">&lt;/body&gt;</text:p>
      <text:p text:style-name="Normal"><text:span text:style-name="T39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a Köhler</meta:initial-creator>
    <dc:creator>Mia Köhler</dc:creator>
    <meta:creation-date>2024-11-19T14:24:00Z</meta:creation-date>
    <dc:date>2024-11-19T14:24:00Z</dc:date>
    <meta:template xlink:href="Normal.dotm" xlink:type="simple"/>
    <meta:editing-cycles>2</meta:editing-cycles>
    <meta:editing-duration>PT0S</meta:editing-duration>
    <meta:document-statistic meta:page-count="1" meta:paragraph-count="2" meta:word-count="205" meta:character-count="1374" meta:row-count="9" meta:non-whitespace-character-count="1171"/>
  </office:meta>
</office:document-meta>
</file>